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0.65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0.579cm"/>
    </style:style>
    <style:style style:name="co12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 style:data-style-name="N1"/>
    <style:style style:name="ce31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 style:data-style-name="N110"/>
    <style:style style:name="ce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1">
      <style:table-cell-properties fo:border="0.06pt solid #000000"/>
    </style:style>
    <style:style style:name="ce41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46" style:family="table-cell" style:parent-style-name="Default" style:data-style-name="N1">
      <style:table-cell-properties fo:border="none"/>
    </style:style>
    <style:style style:name="ce47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2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6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4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65" style:family="table-cell" style:parent-style-name="Default" style:data-style-name="N111">
      <style:table-cell-properties fo:border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9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72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7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9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1" style:family="table-cell" style:parent-style-name="Default" style:data-style-name="N111"/>
    <style:style style:name="ce8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</office:automatic-styles>
  <office:body>
    <office:spreadsheet>
      <table:table table:name="Elsevier" table:style-name="ta1">
        <table:table-column table:style-name="co1" table:default-cell-style-name="ce2"/>
        <table:table-column table:style-name="co1" table:default-cell-style-name="ce12"/>
        <table:table-column table:style-name="co1" table:default-cell-style-name="ce16"/>
        <table:table-column table:style-name="co1" table:default-cell-style-name="ce20"/>
        <table:table-column table:style-name="co1" table:default-cell-style-name="ce24"/>
        <table:table-column table:style-name="co2" table:default-cell-style-name="ce30"/>
        <table:table-column table:style-name="co3" table:default-cell-style-name="ce38"/>
        <table:table-column table:style-name="co4" table:default-cell-style-name="ce45"/>
        <table:table-column table:style-name="co1" table:default-cell-style-name="ce12"/>
        <table:table-column table:style-name="co1" table:default-cell-style-name="ce16"/>
        <table:table-column table:style-name="co1" table:default-cell-style-name="ce20"/>
        <table:table-column table:style-name="co1" table:default-cell-style-name="ce24"/>
        <table:table-column table:style-name="co1" table:default-cell-style-name="ce30"/>
        <table:table-column table:style-name="co1" table:default-cell-style-name="ce38"/>
        <table:table-column table:style-name="co4" table:default-cell-style-name="ce45"/>
        <table:table-column table:style-name="co1" table:default-cell-style-name="ce12"/>
        <table:table-column table:style-name="co1" table:default-cell-style-name="ce54"/>
        <table:table-column table:style-name="co1" table:default-cell-style-name="ce59"/>
        <table:table-column table:style-name="co1" table:default-cell-style-name="ce37"/>
        <table:table-column table:style-name="co1" table:default-cell-style-name="ce61"/>
        <table:table-column table:style-name="co1" table:default-cell-style-name="ce65"/>
        <table:table-row table:style-name="ro1">
          <table:table-cell table:style-name="Default"/>
          <table:table-cell table:style-name="ce9" office:value-type="string" calcext:value-type="string" table:number-columns-spanned="6" table:number-rows-spanned="1">
            <text:p>ALEPH</text:p>
          </table:table-cell>
          <table:covered-table-cell table:style-name="ce13"/>
          <table:covered-table-cell table:style-name="ce17"/>
          <table:covered-table-cell table:number-columns-repeated="3" table:style-name="ce22"/>
          <table:table-cell table:style-name="ce22"/>
          <table:table-cell table:style-name="ce49" office:value-type="string" calcext:value-type="string" table:number-columns-spanned="6" table:number-rows-spanned="1">
            <text:p>PROGO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  <table:table-cell table:style-name="ce22"/>
          <table:table-cell table:style-name="ce52" office:value-type="string" calcext:value-type="string" table:number-columns-spanned="6" table:number-rows-spanned="1">
            <text:p>FOI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</table:table-row>
        <table:table-row table:style-name="ro2">
          <table:table-cell table:style-name="ce1"/>
          <table:table-cell table:style-name="ce10"/>
          <table:table-cell table:style-name="ce14"/>
          <table:table-cell table:style-name="ce18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4"/>
          <table:table-cell table:style-name="ce18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3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3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M3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55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61" table:formula="of:=[.P3]/([.P3]+[.P4])" office:value-type="float" office:value="0.833333333333333" calcext:value-type="float" table:number-columns-spanned="1" table:number-rows-spanned="2">
            <text:p>0,833</text:p>
          </table:table-cell>
          <table:table-cell table:formula="of:=([.P3]+[.Q4])/SUM([.P3:.Q4])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T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formula="of:=1-[.M4]" office:value-type="float" office:value="1" calcext:value-type="float">
            <text:p>1</text:p>
          </table:covered-table-cell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9" calcext:value-type="float">
            <text:p>29</text:p>
          </table:table-cell>
          <table:covered-table-cell table:style-name="ce56" table:formula="of:=[.P4]/ ([.P4]+[.Q4])" office:value-type="float" office:value="0.0333333333333333" calcext:value-type="float">
            <text:p>0</text:p>
          </table:covered-table-cell>
          <table:covered-table-cell table:style-name="ce62"/>
          <table:covered-table-cell table:formula="of:=([.P4]+[.Q5])/SUM([.P4:.Q5])" office:value-type="float" office:value="0.0277777777777778" calcext:value-type="float">
            <text:p>0,028</text:p>
          </table:covered-table-cell>
          <table:covered-table-cell table:style-name="ce41" table:formula="of:=1-[.T4]" office:value-type="float" office:value="0.972222222222222" calcext:value-type="float">
            <text:p>0,972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5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5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M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7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32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29" table:formula="of:=([.P5]+[.Q6])/SUM([.P5:.Q6])" office:value-type="float" office:value="1" calcext:value-type="float" table:number-columns-spanned="1" table:number-rows-spanned="2">
            <text:p>1</text:p>
          </table:table-cell>
          <table:table-cell table:style-name="ce38" table:formula="of:=1-[.T5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57"/>
          <table:covered-table-cell table:style-name="ce36"/>
          <table:covered-table-cell table:formula="of:=([.P6]+[.Q7])/SUM([.P6:.Q7])" office:value-type="float" office:value="0" calcext:value-type="float">
            <text:p>0,000</text:p>
          </table:covered-table-cell>
          <table:covered-table-cell table:style-name="ce41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3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23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M7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55" table:formula="of:=[.P7]/ ([.P7]+[.Q7])" office:value-type="float" office:value="1" calcext:value-type="float" table:number-columns-spanned="1" table:number-rows-spanned="2">
            <text:p>1</text:p>
          </table:table-cell>
          <table:table-cell table:style-name="ce29" table:formula="of:=[.P7]/([.P7]+[.P8])" office:value-type="float" office:value="1" calcext:value-type="float" table:number-columns-spanned="1" table:number-rows-spanned="2">
            <text:p>1</text:p>
          </table:table-cell>
          <table:table-cell table:style-name="ce29" table:formula="of:=([.P7]+[.Q8])/SUM([.P7:.Q8])" office:value-type="float" office:value="1" calcext:value-type="float" table:number-columns-spanned="1" table:number-rows-spanned="2">
            <text:p>1</text:p>
          </table:table-cell>
          <table:table-cell table:style-name="ce38" table:formula="of:=1-[.T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3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3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covered-table-cell table:style-name="ce56"/>
          <table:covered-table-cell/>
          <table:covered-table-cell table:formula="of:=([.P8]+[.Q9])/SUM([.P8:.Q9])" office:value-type="float" office:value="0.0277777777777778" calcext:value-type="float">
            <text:p>0,028</text:p>
          </table:covered-table-cell>
          <table:covered-table-cell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1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3" office:value-type="string" calcext:value-type="string" table:number-columns-spanned="1" table:number-rows-spanned="2">
            <text:p>0,943</text:p>
          </table:table-cell>
          <table:table-cell table:style-name="ce41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4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1" table:formula="of:=[.I9]/ ([.I9]+[.J9])" office:value-type="float" office:value="0.75" calcext:value-type="float" table:number-columns-spanned="1" table:number-rows-spanned="2">
            <text:p>0,75</text:p>
          </table:table-cell>
          <table:table-cell table:style-name="ce25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0,943</text:p>
          </table:table-cell>
          <table:table-cell table:style-name="ce41" table:formula="of:=1-[.M9]" office:value-type="float" office:value="0.0569999999999999" calcext:value-type="float" table:number-columns-spanned="1" table:number-rows-spanned="2">
            <text:p>0,057</text:p>
          </table:table-cell>
          <table:table-cell table:style-name="ce4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8" table:formula="of:=[.P9]/ ([.P9]+[.Q9])" office:value-type="float" office:value="0.857142857142857" calcext:value-type="float" table:number-columns-spanned="1" table:number-rows-spanned="2">
            <text:p>0,857</text:p>
          </table:table-cell>
          <table:table-cell table:style-name="ce32" table:formula="of:=[.P9]/([.P9]+[.P10])" office:value-type="float" office:value="1" calcext:value-type="float" table:number-columns-spanned="1" table:number-rows-spanned="2">
            <text:p>1</text:p>
          </table:table-cell>
          <table:table-cell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1"/>
          <table:covered-table-cell table:style-name="ce26"/>
          <table:covered-table-cell table:style-name="Default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1"/>
          <table:covered-table-cell table:style-name="ce26"/>
          <table:covered-table-cell table:style-name="Default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8"/>
          <table:covered-table-cell table:style-name="ce36"/>
          <table:covered-table-cell table:formula="of:=([.P10]+[.Q11])/SUM([.P10:.Q11])" office:value-type="float" office:value="0" calcext:value-type="float">
            <text:p>0,000</text:p>
          </table:covered-table-cell>
          <table:covered-table-cell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7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style-name="ce41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7"/>
          <table:table-cell table:style-name="ce1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7" table:formula="of:=[.I11]/([.I11]+[.I12])" office:value-type="float" office:value="0.833333333333333" calcext:value-type="float" table:number-columns-spanned="1" table:number-rows-spanned="2">
            <text:p>0,83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style-name="ce51" table:formula="of:=1-[.M11]" office:value-type="float" office:value="0.029" calcext:value-type="float" table:number-columns-spanned="1" table:number-rows-spanned="2">
            <text:p>0,03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5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29" table:formula="of:=[.P11]/([.P11]+[.P12])" office:value-type="float" office:value="1" calcext:value-type="float" table:number-columns-spanned="1" table:number-rows-spanned="2">
            <text:p>1</text:p>
          </table:table-cell>
          <table:table-cell table:style-name="ce29" table:formula="of:=([.P11]+[.Q12])/SUM([.P11:.Q12])" office:value-type="float" office:value="1" calcext:value-type="float" table:number-columns-spanned="1" table:number-rows-spanned="2">
            <text:p>1</text:p>
          </table:table-cell>
          <table:table-cell table:style-name="ce38" table:formula="of:=1-[.T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5"/>
          <table:covered-table-cell table:style-name="ce42"/>
          <table:table-cell table:style-name="ce48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5"/>
          <table:covered-table-cell table:style-name="ce42"/>
          <table:table-cell table:style-name="ce48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covered-table-cell table:number-columns-repeated="2"/>
          <table:covered-table-cell table:formula="of:=([.P12]+[.Q13])/SUM([.P12:.Q13])" office:value-type="float" office:value="0.0285714285714286" calcext:value-type="float">
            <text:p>0,029</text:p>
          </table:covered-table-cell>
          <table:covered-table-cell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5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5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M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8" table:formula="of:=[.P13]/ ([.P13]+[.Q13])" office:value-type="float" office:value="0.833333333333333" calcext:value-type="float" table:number-columns-spanned="1" table:number-rows-spanned="2">
            <text:p>0,833</text:p>
          </table:table-cell>
          <table:table-cell table:style-name="ce63" table:formula="of:=[.P13]/([.P13]+[.P14])" office:value-type="float" office:value="0.833333333333333" calcext:value-type="float" table:number-columns-spanned="1" table:number-rows-spanned="2">
            <text:p>0,833</text:p>
          </table:table-cell>
          <table:table-cell table:formula="of:=([.P13]+[.Q14])/SUM([.P13:.Q14])" office:value-type="float" office:value="0.942857142857143" calcext:value-type="float" table:number-columns-spanned="1" table:number-rows-spanned="2">
            <text:p>0,943</text:p>
          </table:table-cell>
          <table:table-cell table:style-name="ce41" table:formula="of:=1-[.T1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style-name="ce36"/>
          <table:covered-table-cell table:style-name="ce40"/>
          <table:table-cell table:style-name="ce4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style-name="ce36"/>
          <table:covered-table-cell table:style-name="ce40"/>
          <table:table-cell table:style-name="ce4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8"/>
          <table:covered-table-cell table:style-name="ce64"/>
          <table:covered-table-cell table:formula="of:=([.P14]+[.Q15])/SUM([.P14:.Q15])" office:value-type="float" office:value="0.0810810810810811" calcext:value-type="float">
            <text:p>0,081</text:p>
          </table:covered-table-cell>
          <table:covered-table-cell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3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3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M15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60" table:formula="of:=[.P15]/ ([.P15]+[.Q15])" office:value-type="float" office:value="0.75" calcext:value-type="float" table:number-columns-spanned="1" table:number-rows-spanned="2">
            <text:p>0,750</text:p>
          </table:table-cell>
          <table:table-cell table:style-name="ce29" table:formula="of:=[.P15]/([.P15]+[.P16])" office:value-type="float" office:value="1" calcext:value-type="float" table:number-columns-spanned="1" table:number-rows-spanned="2">
            <text:p>1</text:p>
          </table:table-cell>
          <table:table-cell table:formula="of:=([.P15]+[.Q16])/SUM([.P15:.Q16])" office:value-type="float" office:value="0.942857142857143" calcext:value-type="float" table:number-columns-spanned="1" table:number-rows-spanned="2">
            <text:p>0,943</text:p>
          </table:table-cell>
          <table:table-cell table:style-name="ce41" table:formula="of:=1-[.T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7" calcext:value-type="float">
            <text:p>27</text:p>
          </table:table-cell>
          <table:covered-table-cell table:number-columns-repeated="2"/>
          <table:covered-table-cell table:formula="of:=([.P16]+[.Q17])/SUM([.P16:.Q17])" office:value-type="float" office:value="0" calcext:value-type="float">
            <text:p>0,000</text:p>
          </table:covered-table-cell>
          <table:covered-table-cell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5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F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5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M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32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29" table:formula="of:=([.P17]+[.Q18])/SUM([.P17:.Q18])" office:value-type="float" office:value="1" calcext:value-type="float" table:number-columns-spanned="1" table:number-rows-spanned="2">
            <text:p>1</text:p>
          </table:table-cell>
          <table:table-cell table:style-name="ce38" table:formula="of:=1-[.T1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1"/>
          <table:covered-table-cell table:style-name="ce26"/>
          <table:covered-table-cell table:style-name="ce36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1"/>
          <table:covered-table-cell table:style-name="ce26"/>
          <table:covered-table-cell table:style-name="ce36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58"/>
          <table:covered-table-cell table:style-name="ce36"/>
          <table:covered-table-cell table:formula="of:=([.P18]+[.Q19])/SUM([.P18:.Q19])" office:value-type="float" office:value="0.027027027027027" calcext:value-type="float">
            <text:p>0,027</text:p>
          </table:covered-table-cell>
          <table:covered-table-cell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3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F19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3" table:formula="of:=[.I19]/([.I19]+[.I20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M19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60" table:formula="of:=[.P19]/ ([.P19]+[.Q19])" office:value-type="float" office:value="0.857142857142857" calcext:value-type="float" table:number-columns-spanned="1" table:number-rows-spanned="2">
            <text:p>0,857</text:p>
          </table:table-cell>
          <table:table-cell table:style-name="ce29" table:formula="of:=[.P19]/([.P19]+[.P20])" office:value-type="float" office:value="1" calcext:value-type="float" table:number-columns-spanned="1" table:number-rows-spanned="2">
            <text:p>1</text:p>
          </table:table-cell>
          <table:table-cell table:formula="of:=([.P19]+[.Q20])/SUM([.P19:.Q20])" office:value-type="float" office:value="0.972222222222222" calcext:value-type="float" table:number-columns-spanned="1" table:number-rows-spanned="2">
            <text:p>0,972</text:p>
          </table:table-cell>
          <table:table-cell table:style-name="ce41" table:formula="of:=1-[.T19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3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covered-table-cell table:number-columns-repeated="2"/>
          <table:covered-table-cell table:formula="of:=([.P20]+[.Q21])/SUM([.P20:.Q21])" office:value-type="float" office:value="0" calcext:value-type="float">
            <text:p>0,000</text:p>
          </table:covered-table-cell>
          <table:covered-table-cell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M21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6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31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29" table:formula="of:=([.P21]+[.Q22])/SUM([.P21:.Q22])" office:value-type="float" office:value="1" calcext:value-type="float" table:number-columns-spanned="1" table:number-rows-spanned="2">
            <text:p>1</text:p>
          </table:table-cell>
          <table:table-cell table:style-name="ce38" table:formula="of:=1-[.T2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covered-table-cell table:number-columns-repeated="2"/>
          <table:covered-table-cell table:formula="of:=([.P22]+[.Q23])/SUM([.P22:.Q23])" office:value-type="float" office:value="0" calcext:value-type="float">
            <text:p>0,000</text:p>
          </table:covered-table-cell>
          <table:covered-table-cell/>
        </table:table-row>
      </table:table>
      <table:table table:name="JMLR" table:style-name="ta1">
        <table:table-column table:style-name="co1" table:default-cell-style-name="ce2"/>
        <table:table-column table:style-name="co1" table:default-cell-style-name="ce12"/>
        <table:table-column table:style-name="co1" table:default-cell-style-name="ce54"/>
        <table:table-column table:style-name="co1" table:default-cell-style-name="ce66"/>
        <table:table-column table:style-name="co1" table:default-cell-style-name="ce24"/>
        <table:table-column table:style-name="co5" table:default-cell-style-name="ce30"/>
        <table:table-column table:style-name="co1" table:default-cell-style-name="ce41"/>
        <table:table-column table:style-name="co6" table:default-cell-style-name="ce45"/>
        <table:table-column table:style-name="co1" table:default-cell-style-name="ce12"/>
        <table:table-column table:style-name="co1" table:default-cell-style-name="ce54"/>
        <table:table-column table:style-name="co1" table:default-cell-style-name="ce66"/>
        <table:table-column table:style-name="co1" table:default-cell-style-name="ce24"/>
        <table:table-column table:style-name="co7" table:default-cell-style-name="ce35"/>
        <table:table-column table:style-name="co1" table:default-cell-style-name="ce42"/>
        <table:table-column table:style-name="co8" table:default-cell-style-name="ce48"/>
        <table:table-column table:style-name="co1" table:default-cell-style-name="ce12"/>
        <table:table-column table:style-name="co1" table:default-cell-style-name="ce54"/>
        <table:table-column table:style-name="co1" table:default-cell-style-name="ce66"/>
        <table:table-column table:style-name="co1" table:default-cell-style-name="ce24"/>
        <table:table-column table:style-name="co1" table:default-cell-style-name="ce61"/>
        <table:table-column table:style-name="co1" table:default-cell-style-name="ce41"/>
        <table:table-row table:style-name="ro1">
          <table:table-cell table:style-name="Default"/>
          <table:table-cell table:style-name="ce9" office:value-type="string" calcext:value-type="string" table:number-columns-spanned="6" table:number-rows-spanned="1">
            <text:p>ALEPH</text:p>
          </table:table-cell>
          <table:covered-table-cell table:style-name="ce13"/>
          <table:covered-table-cell table:style-name="ce17"/>
          <table:covered-table-cell table:number-columns-repeated="3" table:style-name="ce22"/>
          <table:table-cell table:style-name="ce22"/>
          <table:table-cell table:style-name="ce52" office:value-type="string" calcext:value-type="string" table:number-columns-spanned="6" table:number-rows-spanned="1">
            <text:p>PROGO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  <table:table-cell table:style-name="ce73"/>
          <table:table-cell table:style-name="ce52" office:value-type="string" calcext:value-type="string" table:number-columns-spanned="6" table:number-rows-spanned="1">
            <text:p>FOI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</table:table-row>
        <table:table-row table:style-name="ro2">
          <table:table-cell table:style-name="ce1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60" table:formula="of:=[.B3]/ ([.B3]+[.C3])" office:value-type="float" office:value="0.909090909090909" calcext:value-type="float" table:number-columns-spanned="1" table:number-rows-spanned="2">
            <text:p>0,909</text:p>
          </table:table-cell>
          <table:table-cell table:style-name="ce23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formula="of:=1-[.F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3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M3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5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23" table:formula="of:=[.P3]/([.P3]+[.P4])" office:value-type="float" office:value="1" calcext:value-type="float" table:number-columns-spanned="1" table:number-rows-spanned="2">
            <text:p>1</text:p>
          </table:table-cell>
          <table:table-cell table:style-name="ce29" table:formula="of:=([.P3]+[.Q4])/SUM([.P3:.Q4])" office:value-type="float" office:value="1" calcext:value-type="float" table:number-columns-spanned="1" table:number-rows-spanned="2">
            <text:p>1</text:p>
          </table:table-cell>
          <table:table-cell table:style-name="ce38" table:formula="of:=1-[.T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0" calcext:value-type="float">
            <text:p>0</text:p>
          </table:table-cell>
          <table:table-cell table:style-name="ce53" office:value-type="float" office:value="24" calcext:value-type="float">
            <text:p>24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style-name="ce38" table:formula="of:=1-[.F4]" office:value-type="float" office:value="1" calcext:value-type="float">
            <text:p>1</text:p>
          </table:covered-table-cell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41" table:formula="of:=1-[.M4]" office:value-type="float" office:value="1" calcext:value-type="float">
            <text:p>1,000</text:p>
          </table:covered-table-cell>
          <table:table-cell table:style-name="ce47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formula="of:=[.P4]/ ([.P4]+[.Q4])" office:value-type="float" office:value="0" calcext:value-type="float">
            <text:p>0</text:p>
          </table:covered-table-cell>
          <table:covered-table-cell/>
          <table:covered-table-cell table:style-name="ce29" table:formula="of:=([.P4]+[.Q5])/SUM([.P4:.Q5])" office:value-type="float" office:value="0.0277777777777778" calcext:value-type="float">
            <text:p>0</text:p>
          </table:covered-table-cell>
          <table:covered-table-cell table:formula="of:=1-[.T4]" office:value-type="float" office:value="0.972222222222222" calcext:value-type="float">
            <text:p>0,972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5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5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5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8" table:formula="of:=[.P5]/ ([.P5]+[.Q5])" office:value-type="float" office:value="0.909090909090909" calcext:value-type="float" table:number-columns-spanned="1" table:number-rows-spanned="2">
            <text:p>0,909</text:p>
          </table:table-cell>
          <table:table-cell table:style-name="ce25" table:formula="of:=[.P5]/([.P5]+[.P6])" office:value-type="float" office:value="1" calcext:value-type="float" table:number-columns-spanned="1" table:number-rows-spanned="2">
            <text:p>1</text:p>
          </table:table-cell>
          <table:table-cell table:formula="of:=([.P5]+[.Q6])/SUM([.P5:.Q6])" office:value-type="float" office:value="0.971428571428571" calcext:value-type="float" table:number-columns-spanned="1" table:number-rows-spanned="2">
            <text:p>0,971</text:p>
          </table:table-cell>
          <table:table-cell table:formula="of:=1-[.T5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67"/>
          <table:covered-table-cell table:style-name="ce26"/>
          <table:covered-table-cell/>
          <table:covered-table-cell table:style-name="ce38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67"/>
          <table:covered-table-cell table:style-name="ce26"/>
          <table:covered-table-cell/>
          <table:covered-table-cell table:style-name="ce41"/>
          <table:table-cell table:style-name="ce47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67"/>
          <table:covered-table-cell table:style-name="ce26"/>
          <table:covered-table-cell table:style-name="ce29"/>
          <table:covered-table-cell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69" table:formula="of:=[.B7]/([.B7]+[.B8])" office:value-type="float" office:value="0.8" calcext:value-type="float" table:number-columns-spanned="1" table:number-rows-spanned="2">
            <text:p>0,8</text:p>
          </table:table-cell>
          <table:table-cell table:style-name="ce63" office:value-type="float" office:value="0.942857142857143" calcext:value-type="float" table:number-columns-spanned="1" table:number-rows-spanned="2">
            <text:p>0,943</text:p>
          </table:table-cell>
          <table:table-cell table:formula="of:=1-[.F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69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41" office:value-type="float" office:value="0.942857142857143" calcext:value-type="float" table:number-columns-spanned="1" table:number-rows-spanned="2">
            <text:p>0,943</text:p>
          </table:table-cell>
          <table:table-cell table:style-name="ce41"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47"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60" table:formula="of:=[.P7]/ ([.P7]+[.Q7])" office:value-type="float" office:value="0.909090909090909" calcext:value-type="float" table:number-columns-spanned="1" table:number-rows-spanned="2">
            <text:p>0,909</text:p>
          </table:table-cell>
          <table:table-cell table:style-name="ce69" table:formula="of:=[.P7]/([.P7]+[.P8])" office:value-type="float" office:value="1" calcext:value-type="float" table:number-columns-spanned="1" table:number-rows-spanned="2">
            <text:p>1,0</text:p>
          </table:table-cell>
          <table:table-cell table:formula="of:=([.P7]+[.Q8])/SUM([.P7:.Q8])" office:value-type="float" office:value="0.971428571428571" calcext:value-type="float" table:number-columns-spanned="1" table:number-rows-spanned="2">
            <text:p>0,971</text:p>
          </table:table-cell>
          <table:table-cell table:formula="of:=1-[.T7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3"/>
          <table:covered-table-cell table:style-name="ce40"/>
          <table:table-cell table:style-name="ce46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4" calcext:value-type="float">
            <text:p>24</text:p>
          </table:table-cell>
          <table:covered-table-cell table:number-columns-repeated="2"/>
          <table:covered-table-cell table:style-name="Default"/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8" table:formula="of:=[.B9]/ ([.B9]+[.C9])" office:value-type="float" office:value="0.909090909090909" calcext:value-type="float" table:number-columns-spanned="1" table:number-rows-spanned="2">
            <text:p>0,909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formula="of:=1-[.F9]" office:value-type="float" office:value="0.029" calcext:value-type="float" table:number-columns-spanned="1" table:number-rows-spanned="2">
            <text:p>0,029</text:p>
          </table:table-cell>
          <table:table-cell table:style-name="ce4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8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25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M9]" office:value-type="float" office:value="0.0285714285714289" calcext:value-type="float" table:number-columns-spanned="1" table:number-rows-spanned="2">
            <text:p>0,029</text:p>
          </table:table-cell>
          <table:table-cell table:style-name="ce4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8" table:formula="of:=[.P9]/ ([.P9]+[.Q9])" office:value-type="float" office:value="0.909090909090909" calcext:value-type="float" table:number-columns-spanned="1" table:number-rows-spanned="2">
            <text:p>0,909</text:p>
          </table:table-cell>
          <table:table-cell table:style-name="ce25" table:formula="of:=[.P9]/([.P9]+[.P10])" office:value-type="float" office:value="1" calcext:value-type="float" table:number-columns-spanned="1" table:number-rows-spanned="2">
            <text:p>1</text:p>
          </table:table-cell>
          <table:table-cell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67"/>
          <table:covered-table-cell table:style-name="ce26"/>
          <table:covered-table-cell table:style-name="Default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67"/>
          <table:covered-table-cell table:style-name="ce26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67"/>
          <table:covered-table-cell table:style-name="ce26"/>
          <table:covered-table-cell table:style-name="Default"/>
          <table:covered-table-cell table:style-name="ce65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9" table:formula="of:=[.B11]/([.B11]+[.B12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1</text:p>
          </table:table-cell>
          <table:table-cell table:style-name="ce38" table:formula="of:=1-[.F11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9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M11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29" table:formula="of:=[.P11]/([.P11]+[.P12])" office:value-type="float" office:value="1" calcext:value-type="float" table:number-columns-spanned="1" table:number-rows-spanned="2">
            <text:p>1</text:p>
          </table:table-cell>
          <table:table-cell table:style-name="ce29" table:formula="of:=([.P11]+[.Q12])/SUM([.P11:.Q12])" office:value-type="float" office:value="1" calcext:value-type="float" table:number-columns-spanned="1" table:number-rows-spanned="2">
            <text:p>1</text:p>
          </table:table-cell>
          <table:table-cell table:style-name="ce38" table:formula="of:=1-[.T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35"/>
          <table:covered-table-cell table:style-name="ce42"/>
          <table:table-cell table:style-name="ce48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Default"/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5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5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13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8" table:formula="of:=[.P13]/ ([.P13]+[.Q13])" office:value-type="float" office:value="0.833333333333333" calcext:value-type="float" table:number-columns-spanned="1" table:number-rows-spanned="2">
            <text:p>0,833</text:p>
          </table:table-cell>
          <table:table-cell table:style-name="ce25" table:formula="of:=[.P13]/([.P13]+[.P14])" office:value-type="float" office:value="1" calcext:value-type="float" table:number-columns-spanned="1" table:number-rows-spanned="2">
            <text:p>1</text:p>
          </table:table-cell>
          <table:table-cell table:formula="of:=([.P13]+[.Q14])/SUM([.P13:.Q14])" office:value-type="float" office:value="0.942857142857143" calcext:value-type="float" table:number-columns-spanned="1" table:number-rows-spanned="2">
            <text:p>0,943</text:p>
          </table:table-cell>
          <table:table-cell table:formula="of:=1-[.T1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67"/>
          <table:covered-table-cell table:style-name="ce26"/>
          <table:covered-table-cell table:style-name="ce36"/>
          <table:covered-table-cell table:style-name="ce40"/>
          <table:table-cell table:style-name="ce46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67"/>
          <table:covered-table-cell table:style-name="ce26"/>
          <table:covered-table-cell table:style-name="ce71"/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67"/>
          <table:covered-table-cell table:style-name="ce26"/>
          <table:covered-table-cell table:style-name="Default"/>
          <table:covered-table-cell table:style-name="ce65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3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3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M15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style-name="ce10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23" table:formula="of:=[.P15]/([.P15]+[.P16])" office:value-type="float" office:value="0.9" calcext:value-type="float" table:number-columns-spanned="1" table:number-rows-spanned="2">
            <text:p>0,9</text:p>
          </table:table-cell>
          <table:table-cell table:formula="of:=([.P15]+[.Q16])/SUM([.P15:.Q16])" office:value-type="float" office:value="0.971428571428571" calcext:value-type="float" table:number-columns-spanned="1" table:number-rows-spanned="2">
            <text:p>0,971</text:p>
          </table:table-cell>
          <table:table-cell table:formula="of:=1-[.T15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72"/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29"/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7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5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F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7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5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M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6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25" table:formula="of:=[.P17]/([.P17]+[.P18])" office:value-type="float" office:value="0.9" calcext:value-type="float" table:number-columns-spanned="1" table:number-rows-spanned="2">
            <text:p>0,9</text:p>
          </table:table-cell>
          <table:table-cell table:formula="of:=([.P17]+[.Q18])/SUM([.P17:.Q18])" office:value-type="float" office:value="0.972222222222222" calcext:value-type="float" table:number-columns-spanned="1" table:number-rows-spanned="2">
            <text:p>0,972</text:p>
          </table:table-cell>
          <table:table-cell table:formula="of:=1-[.T17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67"/>
          <table:covered-table-cell table:style-name="ce26"/>
          <table:covered-table-cell table:style-name="ce36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67"/>
          <table:covered-table-cell table:style-name="ce26"/>
          <table:covered-table-cell table:style-name="ce71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covered-table-cell table:style-name="ce67"/>
          <table:covered-table-cell table:style-name="ce26"/>
          <table:covered-table-cell table:style-name="ce29"/>
          <table:covered-table-cell table:style-name="ce65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3" table:formula="of:=[.B19]/([.B19]+[.B20])" office:value-type="float" office:value="0.8" calcext:value-type="float" table:number-columns-spanned="1" table:number-rows-spanned="2">
            <text:p>0,8</text:p>
          </table:table-cell>
          <table:table-cell table:style-name="ce61" office:value-type="float" office:value="0.944444444444444" calcext:value-type="float" table:number-columns-spanned="1" table:number-rows-spanned="2">
            <text:p>0,944</text:p>
          </table:table-cell>
          <table:table-cell table:formula="of:=1-[.F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3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61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47"/>
          <table:table-cell table:style-name="ce10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P19]/ ([.P19]+[.Q19])" office:value-type="float" office:value="1" calcext:value-type="float" table:number-columns-spanned="1" table:number-rows-spanned="2">
            <text:p>1</text:p>
          </table:table-cell>
          <table:table-cell table:style-name="ce23" table:formula="of:=[.P19]/([.P19]+[.P20])" office:value-type="float" office:value="0.9" calcext:value-type="float" table:number-columns-spanned="1" table:number-rows-spanned="2">
            <text:p>0,9</text:p>
          </table:table-cell>
          <table:table-cell table:formula="of:=([.P19]+[.Q20])/SUM([.P19:.Q20])" office:value-type="float" office:value="0.972222222222222" calcext:value-type="float" table:number-columns-spanned="1" table:number-rows-spanned="2">
            <text:p>0,972</text:p>
          </table:table-cell>
          <table:table-cell table:formula="of:=1-[.T19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3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72"/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29"/>
          <table:covered-table-cell table:style-name="ce65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table:formula="of:=[.B21]/ ([.B21]+[.C21])" office:value-type="float" office:value="0.909090909090909" calcext:value-type="float" table:number-columns-spanned="1" table:number-rows-spanned="2">
            <text:p>0,909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70" office:value-type="float" office:value="0.972222222222222" calcext:value-type="float" table:number-columns-spanned="1" table:number-rows-spanned="2">
            <text:p>0,972</text:p>
          </table:table-cell>
          <table:table-cell table:formula="of:=1-[.F21]" office:value-type="float" office:value="0.0277777777777779" calcext:value-type="float" table:number-columns-spanned="1" table:number-rows-spanned="2">
            <text:p>0,0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9" table:formula="of:=[.I21]/ ([.I21]+[.J21])" office:value-type="float" office:value="1" calcext:value-type="float" table:number-columns-spanned="1" table:number-rows-spanned="2">
            <text:p>1,000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21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table:formula="of:=[.P21]/ ([.P21]+[.Q21])" office:value-type="float" office:value="0.909090909090909" calcext:value-type="float" table:number-columns-spanned="1" table:number-rows-spanned="2">
            <text:p>0,909</text:p>
          </table:table-cell>
          <table:table-cell table:style-name="ce28" table:formula="of:=[.P21]/([.P21]+[.P22])" office:value-type="float" office:value="1" calcext:value-type="float" table:number-columns-spanned="1" table:number-rows-spanned="2">
            <text:p>1</text:p>
          </table:table-cell>
          <table:table-cell table:formula="of:=([.P21]+[.Q22])/SUM([.P21:.Q22])" office:value-type="float" office:value="0.972222222222222" calcext:value-type="float" table:number-columns-spanned="1" table:number-rows-spanned="2">
            <text:p>0,972</text:p>
          </table:table-cell>
          <table:table-cell table:formula="of:=1-[.T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72"/>
          <table:covered-table-cell/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29"/>
          <table:covered-table-cell table:style-name="ce65"/>
        </table:table-row>
      </table:table>
      <table:table table:name="MLJ" table:style-name="ta1"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9" office:value-type="string" calcext:value-type="string" table:number-columns-spanned="6" table:number-rows-spanned="1">
            <text:p>ALEPH</text:p>
          </table:table-cell>
          <table:covered-table-cell table:number-columns-repeated="4" table:style-name="ce74"/>
          <table:covered-table-cell table:style-name="ce75"/>
          <table:table-cell table:style-name="ce22"/>
          <table:table-cell table:style-name="ce9" office:value-type="string" calcext:value-type="string" table:number-columns-spanned="6" table:number-rows-spanned="1">
            <text:p>PROGOL</text:p>
          </table:table-cell>
          <table:covered-table-cell table:number-columns-repeated="3" table:style-name="ce76"/>
          <table:covered-table-cell table:style-name="ce22"/>
          <table:covered-table-cell table:style-name="ce50"/>
          <table:table-cell/>
          <table:table-cell table:style-name="ce52" office:value-type="string" calcext:value-type="string" table:number-columns-spanned="6" table:number-rows-spanned="1">
            <text:p>FOI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</table:table-row>
        <table:table-row table:style-name="ro2">
          <table:table-cell table:style-name="ce1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61" table:formula="of:=[.B3]/([.B3]+[.B4])" office:value-type="float" office:value="0.916666666666667" calcext:value-type="float" table:number-columns-spanned="1" table:number-rows-spanned="2">
            <text:p>0,917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F3]" office:value-type="float" office:value="0.0285714285714289" calcext:value-type="float" table:number-columns-spanned="1" table:number-rows-spanned="2">
            <text:p>0,029</text:p>
          </table:table-cell>
          <table:table-cell table:style-name="ce45"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61" table:formula="of:=[.I3]/([.I3]+[.I4])" office:value-type="float" office:value="0.916666666666667" calcext:value-type="float" table:number-columns-spanned="1" table:number-rows-spanned="2">
            <text:p>0,917</text:p>
          </table:table-cell>
          <table:table-cell table:style-name="ce77" office:value-type="float" office:value="0.971428571428571" calcext:value-type="float" table:number-columns-spanned="1" table:number-rows-spanned="2">
            <text:p>0,9714</text:p>
          </table:table-cell>
          <table:table-cell table:style-name="ce41" table:formula="of:=1-[.M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55" table:formula="of:=[.P3]/ ([.P3]+[.Q3])" office:value-type="float" office:value="0.5" calcext:value-type="float" table:number-columns-spanned="1" table:number-rows-spanned="2">
            <text:p>1</text:p>
          </table:table-cell>
          <table:table-cell table:style-name="ce61" table:formula="of:=[.P3]/([.P3]+[.P4])" office:value-type="float" office:value="0.0833333333333333" calcext:value-type="float" table:number-columns-spanned="1" table:number-rows-spanned="2">
            <text:p>0,083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3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 table:formula="of:=[.B4]/ ([.B4]+[.C4])" office:value-type="float" office:value="0.0416666666666667" calcext:value-type="float">
            <text:p>0,0416666667</text:p>
          </table:covered-table-cell>
          <table:covered-table-cell table:style-name="ce24"/>
          <table:covered-table-cell table:style-name="ce30"/>
          <table:covered-table-cell table:style-name="ce38" table:formula="of:=1-[.F4]" office:value-type="float" office:value="1" calcext:value-type="float">
            <text:p>1</text:p>
          </table:covered-table-cell>
          <table:table-cell table:style-name="ce45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 table:formula="of:=[.I4]/ ([.I4]+[.J4])" office:value-type="float" office:value="0.0416666666666667" calcext:value-type="float">
            <text:p>0,0416666667</text:p>
          </table:covered-table-cell>
          <table:covered-table-cell table:style-name="ce24"/>
          <table:covered-table-cell table:style-name="ce35"/>
          <table:covered-table-cell table:style-name="ce41" table:formula="of:=1-[.M4]" office:value-type="float" office:value="1" calcext:value-type="float">
            <text:p>1,000</text:p>
          </table:covered-table-cell>
          <table:table-cell/>
          <table:table-cell table:style-name="ce11" office:value-type="float" office:value="11" calcext:value-type="float">
            <text:p>11</text:p>
          </table:table-cell>
          <table:table-cell table:style-name="ce53" office:value-type="float" office:value="22" calcext:value-type="float">
            <text:p>22</text:p>
          </table:table-cell>
          <table:covered-table-cell table:style-name="ce66" table:formula="of:=[.P4]/ ([.P4]+[.Q4])" office:value-type="float" office:value="0.333333333333333" calcext:value-type="float">
            <text:p>0,3333333333</text:p>
          </table:covered-table-cell>
          <table:covered-table-cell table:style-name="ce62"/>
          <table:covered-table-cell table:style-name="ce81"/>
          <table:covered-table-cell table:style-name="ce41" table:formula="of:=1-[.T4]" office:value-type="float" office:value="1" calcext:value-type="float">
            <text:p>1,000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table:style-name="ce12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6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5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F5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style-name="ce12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6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5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5]" office:value-type="float" office:value="0" calcext:value-type="float" table:number-columns-spanned="1" table:number-rows-spanned="2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80" table:formula="of:=[.P5]/ ([.P5]+[.Q5])" office:value-type="float" office:value="0.333333333333333" calcext:value-type="float" table:number-columns-spanned="1" table:number-rows-spanned="2">
            <text:p>0,33</text:p>
          </table:table-cell>
          <table:table-cell table:style-name="ce63" table:formula="of:=[.P5]/([.P5]+[.P6])" office:value-type="float" office:value="0.0833333333333333" calcext:value-type="float" table:number-columns-spanned="1" table:number-rows-spanned="2">
            <text:p>0,083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5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style-name="ce54" office:value-type="float" office:value="23" calcext:value-type="float">
            <text:p>23</text:p>
          </table:table-cell>
          <table:covered-table-cell table:style-name="ce67"/>
          <table:covered-table-cell table:style-name="ce26"/>
          <table:covered-table-cell table:style-name="ce30"/>
          <table:covered-table-cell table:style-name="ce38"/>
          <table:table-cell table:style-name="ce45"/>
          <table:table-cell table:style-name="ce12" office:value-type="float" office:value="0" calcext:value-type="float">
            <text:p>0</text:p>
          </table:table-cell>
          <table:table-cell table:style-name="ce54" office:value-type="float" office:value="23" calcext:value-type="float">
            <text:p>23</text:p>
          </table:table-cell>
          <table:covered-table-cell table:style-name="ce67"/>
          <table:covered-table-cell table:style-name="ce26"/>
          <table:covered-table-cell table:style-name="ce35"/>
          <table:covered-table-cell table:style-name="ce41"/>
          <table:table-cell/>
          <table:table-cell table:style-name="ce12" office:value-type="float" office:value="11" calcext:value-type="float">
            <text:p>11</text:p>
          </table:table-cell>
          <table:table-cell table:style-name="ce54" office:value-type="float" office:value="21" calcext:value-type="float">
            <text:p>21</text:p>
          </table:table-cell>
          <table:covered-table-cell table:style-name="ce67"/>
          <table:covered-table-cell table:style-name="ce64"/>
          <table:covered-table-cell table:style-name="ce81"/>
          <table:covered-table-cell table:style-name="ce41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60" table:formula="of:=[.B7]/ ([.B7]+[.C7])" office:value-type="float" office:value="0.916666666666667" calcext:value-type="float" table:number-columns-spanned="1" table:number-rows-spanned="2">
            <text:p>0,917</text:p>
          </table:table-cell>
          <table:table-cell table:style-name="ce61" table:formula="of:=[.B7]/([.B7]+[.B8])" office:value-type="float" office:value="0.916666666666667" calcext:value-type="float" table:number-columns-spanned="1" table:number-rows-spanned="2">
            <text:p>0,917</text:p>
          </table:table-cell>
          <table:table-cell table:style-name="ce63" office:value-type="float" office:value="0.942857142857143" calcext:value-type="float" table:number-columns-spanned="1" table:number-rows-spanned="2">
            <text:p>0,943</text:p>
          </table:table-cell>
          <table:table-cell table:style-name="ce41" table:formula="of:=1-[.F7]" office:value-type="float" office:value="0.0571428571428569" calcext:value-type="float" table:number-columns-spanned="1" table:number-rows-spanned="2">
            <text:p>0,057</text:p>
          </table:table-cell>
          <table:table-cell table:style-name="ce45"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60" table:formula="of:=[.I7]/ ([.I7]+[.J7])" office:value-type="float" office:value="0.916666666666667" calcext:value-type="float" table:number-columns-spanned="1" table:number-rows-spanned="2">
            <text:p>0,917</text:p>
          </table:table-cell>
          <table:table-cell table:style-name="ce61" table:formula="of:=[.I7]/([.I7]+[.I8])" office:value-type="float" office:value="0.916666666666667" calcext:value-type="float" table:number-columns-spanned="1" table:number-rows-spanned="2">
            <text:p>0,917</text:p>
          </table:table-cell>
          <table:table-cell table:style-name="ce78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M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68" table:formula="of:=[.P7]/ ([.P7]+[.Q7])" office:value-type="float" office:value="0.75" calcext:value-type="float" table:number-columns-spanned="1" table:number-rows-spanned="2">
            <text:p>0,75</text:p>
          </table:table-cell>
          <table:table-cell table:style-name="ce61" table:formula="of:=[.P7]/([.P7]+[.P8])" office:value-type="float" office:value="0.272727272727273" calcext:value-type="float" table:number-columns-spanned="1" table:number-rows-spanned="2">
            <text:p>0,273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7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covered-table-cell table:style-name="ce66"/>
          <table:covered-table-cell table:style-name="ce24"/>
          <table:covered-table-cell table:style-name="ce30"/>
          <table:covered-table-cell table:style-name="ce40"/>
          <table:table-cell table:style-name="ce46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covered-table-cell table:style-name="ce66"/>
          <table:covered-table-cell table:style-name="ce24"/>
          <table:covered-table-cell table:style-name="ce35"/>
          <table:covered-table-cell table:style-name="ce42"/>
          <table:table-cell/>
          <table:table-cell table:style-name="ce11" office:value-type="float" office:value="8" calcext:value-type="float">
            <text:p>8</text:p>
          </table:table-cell>
          <table:table-cell table:style-name="ce53" office:value-type="float" office:value="22" calcext:value-type="float">
            <text:p>22</text:p>
          </table:table-cell>
          <table:covered-table-cell table:style-name="ce66"/>
          <table:covered-table-cell table:style-name="ce62"/>
          <table:covered-table-cell table:style-name="ce81"/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table:style-name="ce12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67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1</text:p>
          </table:table-cell>
          <table:table-cell table:style-name="ce38" table:formula="of:=1-[.F9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2"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67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63" table:formula="of:=[.I9]/([.I9]+[.I10])" office:value-type="float" office:value="0.833333333333333" calcext:value-type="float" table:number-columns-spanned="1" table:number-rows-spanned="2">
            <text:p>0,833</text:p>
          </table:table-cell>
          <table:table-cell table:style-name="ce78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M9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63" table:formula="of:=[.P9]/([.P9]+[.P10])" office:value-type="float" office:value="0.0833333333333333" calcext:value-type="float" table:number-columns-spanned="1" table:number-rows-spanned="2">
            <text:p>0,083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9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54" office:value-type="float" office:value="23" calcext:value-type="float">
            <text:p>23</text:p>
          </table:table-cell>
          <table:covered-table-cell table:style-name="ce67"/>
          <table:covered-table-cell table:style-name="ce26"/>
          <table:covered-table-cell/>
          <table:covered-table-cell table:style-name="ce42"/>
          <table:table-cell table:style-name="ce48"/>
          <table:table-cell table:style-name="ce12" office:value-type="float" office:value="2" calcext:value-type="float">
            <text:p>2</text:p>
          </table:table-cell>
          <table:table-cell table:style-name="ce54" office:value-type="float" office:value="23" calcext:value-type="float">
            <text:p>23</text:p>
          </table:table-cell>
          <table:covered-table-cell table:style-name="ce67"/>
          <table:covered-table-cell table:style-name="ce26"/>
          <table:covered-table-cell table:style-name="ce35"/>
          <table:covered-table-cell table:style-name="ce42"/>
          <table:table-cell/>
          <table:table-cell table:style-name="ce12" office:value-type="float" office:value="11" calcext:value-type="float">
            <text:p>11</text:p>
          </table:table-cell>
          <table:table-cell table:style-name="ce54" office:value-type="float" office:value="23" calcext:value-type="float">
            <text:p>23</text:p>
          </table:table-cell>
          <table:covered-table-cell table:style-name="ce67"/>
          <table:covered-table-cell table:style-name="ce64"/>
          <table:covered-table-cell table:style-name="ce81"/>
          <table:covered-table-cell table:style-name="ce65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7" table:formula="of:=[.B11]/([.B11]+[.B12])" office:value-type="float" office:value="0.916666666666667" calcext:value-type="float" table:number-columns-spanned="1" table:number-rows-spanned="2">
            <text:p>0,92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style-name="ce41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7"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7" table:formula="of:=[.I11]/([.I11]+[.I12])" office:value-type="float" office:value="0.916666666666667" calcext:value-type="float" table:number-columns-spanned="1" table:number-rows-spanned="2">
            <text:p>0,92</text:p>
          </table:table-cell>
          <table:table-cell table:style-name="ce77" office:value-type="float" office:value="0.971428571428571" calcext:value-type="float" table:number-columns-spanned="1" table:number-rows-spanned="2">
            <text:p>0,9714</text:p>
          </table:table-cell>
          <table:table-cell table:style-name="ce51" table:formula="of:=1-[.M11]" office:value-type="float" office:value="0.0285714285714289" calcext:value-type="float" table:number-columns-spanned="1" table:number-rows-spanned="2">
            <text:p>0,03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5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61" table:formula="of:=[.P11]/([.P11]+[.P12])" office:value-type="float" office:value="0.166666666666667" calcext:value-type="float" table:number-columns-spanned="1" table:number-rows-spanned="2">
            <text:p>0,167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11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/>
          <table:covered-table-cell table:style-name="ce24"/>
          <table:covered-table-cell table:style-name="ce34" office:value-type="string" calcext:value-type="string">
            <text:p>0,972</text:p>
          </table:covered-table-cell>
          <table:covered-table-cell table:style-name="ce42"/>
          <table:table-cell table:style-name="ce48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/>
          <table:covered-table-cell table:style-name="ce24"/>
          <table:covered-table-cell table:style-name="ce35"/>
          <table:covered-table-cell table:style-name="ce42"/>
          <table:table-cell/>
          <table:table-cell table:style-name="ce11" office:value-type="float" office:value="10" calcext:value-type="float">
            <text:p>10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/>
          <table:covered-table-cell table:style-name="ce62"/>
          <table:covered-table-cell table:style-name="ce81"/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table:style-name="ce12" office:value-type="float" office:value="11" calcext:value-type="float">
            <text:p>11</text:p>
          </table:table-cell>
          <table:table-cell table:style-name="ce54" office:value-type="float" office:value="0" calcext:value-type="float">
            <text:p>0</text:p>
          </table:table-cell>
          <table:table-cell table:style-name="ce6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63" table:formula="of:=[.B13]/([.B13]+[.B14])" office:value-type="float" office:value="0.916666666666667" calcext:value-type="float" table:number-columns-spanned="1" table:number-rows-spanned="2">
            <text:p>0,917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style-name="ce41" table:formula="of:=1-[.F13]" office:value-type="float" office:value="0.029" calcext:value-type="float" table:number-columns-spanned="1" table:number-rows-spanned="2">
            <text:p>0,029</text:p>
          </table:table-cell>
          <table:table-cell table:style-name="ce45"/>
          <table:table-cell table:style-name="ce12" office:value-type="float" office:value="11" calcext:value-type="float">
            <text:p>11</text:p>
          </table:table-cell>
          <table:table-cell table:style-name="ce54" office:value-type="float" office:value="0" calcext:value-type="float">
            <text:p>0</text:p>
          </table:table-cell>
          <table:table-cell table:style-name="ce6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63" table:formula="of:=[.I13]/([.I13]+[.I14])" office:value-type="float" office:value="0.916666666666667" calcext:value-type="float" table:number-columns-spanned="1" table:number-rows-spanned="2">
            <text:p>0,917</text:p>
          </table:table-cell>
          <table:table-cell table:style-name="ce79" office:value-type="float" office:value="0.971428571428571" calcext:value-type="float" table:number-columns-spanned="1" table:number-rows-spanned="2">
            <text:p>0,9714</text:p>
          </table:table-cell>
          <table:table-cell table:style-name="ce41" table:formula="of:=1-[.M1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63" table:formula="of:=[.P13]/([.P13]+[.P14])" office:value-type="float" office:value="0.0833333333333333" calcext:value-type="float" table:number-columns-spanned="1" table:number-rows-spanned="2">
            <text:p>0,083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13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covered-table-cell table:style-name="ce67"/>
          <table:covered-table-cell table:style-name="ce26"/>
          <table:covered-table-cell table:style-name="ce34"/>
          <table:covered-table-cell table:style-name="ce40"/>
          <table:table-cell table:style-name="ce46"/>
          <table:table-cell table:style-name="ce12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covered-table-cell table:style-name="ce67"/>
          <table:covered-table-cell table:style-name="ce26"/>
          <table:covered-table-cell table:style-name="ce71"/>
          <table:covered-table-cell table:style-name="ce42"/>
          <table:table-cell/>
          <table:table-cell table:style-name="ce12" office:value-type="float" office:value="11" calcext:value-type="float">
            <text:p>11</text:p>
          </table:table-cell>
          <table:table-cell table:style-name="ce54" office:value-type="float" office:value="23" calcext:value-type="float">
            <text:p>23</text:p>
          </table:table-cell>
          <table:covered-table-cell table:style-name="ce67"/>
          <table:covered-table-cell table:style-name="ce64"/>
          <table:covered-table-cell table:style-name="ce81"/>
          <table:covered-table-cell table:style-name="ce65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61" table:formula="of:=[.B15]/([.B15]+[.B16])" office:value-type="float" office:value="0.833333333333333" calcext:value-type="float" table:number-columns-spanned="1" table:number-rows-spanned="2">
            <text:p>0,833</text:p>
          </table:table-cell>
          <table:table-cell table:style-name="ce63" office:value-type="float" office:value="0.942857142857143" calcext:value-type="float" table:number-columns-spanned="1" table:number-rows-spanned="2">
            <text:p>0,943</text:p>
          </table:table-cell>
          <table:table-cell table:style-name="ce41" table:formula="of:=1-[.F15]" office:value-type="float" office:value="0.0571428571428569" calcext:value-type="float" table:number-columns-spanned="1" table:number-rows-spanned="2">
            <text:p>0,057</text:p>
          </table:table-cell>
          <table:table-cell table:style-name="ce45"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61" table:formula="of:=[.I15]/([.I15]+[.I16])" office:value-type="float" office:value="0.833333333333333" calcext:value-type="float" table:number-columns-spanned="1" table:number-rows-spanned="2">
            <text:p>0,833</text:p>
          </table:table-cell>
          <table:table-cell table:style-name="ce78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M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68" table:formula="of:=[.P15]/ ([.P15]+[.Q15])" office:value-type="float" office:value="0" calcext:value-type="float" table:number-columns-spanned="1" table:number-rows-spanned="2">
            <text:p>0</text:p>
          </table:table-cell>
          <table:table-cell table:style-name="ce29" table:formula="of:=[.P15]/([.P15]+[.P16])" office:value-type="float" office:value="0" calcext:value-type="float" table:number-columns-spanned="1" table:number-rows-spanned="2">
            <text:p>0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15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5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/>
          <table:covered-table-cell table:style-name="ce24"/>
          <table:covered-table-cell table:style-name="ce37"/>
          <table:covered-table-cell table:style-name="ce40"/>
          <table:table-cell table:style-name="ce46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/>
          <table:covered-table-cell table:style-name="ce24"/>
          <table:covered-table-cell table:style-name="ce72"/>
          <table:covered-table-cell table:style-name="ce42"/>
          <table:table-cell/>
          <table:table-cell table:style-name="ce11" office:value-type="float" office:value="12" calcext:value-type="float">
            <text:p>12</text:p>
          </table:table-cell>
          <table:table-cell table:style-name="ce53" office:value-type="float" office:value="22" calcext:value-type="float">
            <text:p>22</text:p>
          </table:table-cell>
          <table:covered-table-cell table:style-name="ce66"/>
          <table:covered-table-cell table:style-name="ce62"/>
          <table:covered-table-cell table:style-name="ce81"/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table:style-name="ce12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67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5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F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table:style-name="ce12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67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5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M17]" office:value-type="float" office:value="0" calcext:value-type="float" table:number-columns-spanned="1" table:number-rows-spanned="2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63" table:formula="of:=[.P17]/([.P17]+[.P18])" office:value-type="float" office:value="0.0833333333333333" calcext:value-type="float" table:number-columns-spanned="1" table:number-rows-spanned="2">
            <text:p>0,083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17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54" office:value-type="float" office:value="24" calcext:value-type="float">
            <text:p>24</text:p>
          </table:table-cell>
          <table:covered-table-cell table:style-name="ce67"/>
          <table:covered-table-cell table:style-name="ce26"/>
          <table:covered-table-cell table:style-name="ce36"/>
          <table:covered-table-cell table:style-name="ce42"/>
          <table:table-cell table:style-name="ce48"/>
          <table:table-cell table:style-name="ce12" office:value-type="float" office:value="0" calcext:value-type="float">
            <text:p>0</text:p>
          </table:table-cell>
          <table:table-cell table:style-name="ce54" office:value-type="float" office:value="24" calcext:value-type="float">
            <text:p>24</text:p>
          </table:table-cell>
          <table:covered-table-cell table:style-name="ce67"/>
          <table:covered-table-cell table:style-name="ce26"/>
          <table:covered-table-cell table:style-name="ce71"/>
          <table:covered-table-cell table:style-name="ce42"/>
          <table:table-cell/>
          <table:table-cell table:style-name="ce12" office:value-type="float" office:value="11" calcext:value-type="float">
            <text:p>11</text:p>
          </table:table-cell>
          <table:table-cell table:style-name="ce54" office:value-type="float" office:value="24" calcext:value-type="float">
            <text:p>24</text:p>
          </table:table-cell>
          <table:covered-table-cell table:style-name="ce67"/>
          <table:covered-table-cell table:style-name="ce64"/>
          <table:covered-table-cell table:style-name="ce81"/>
          <table:covered-table-cell table:style-name="ce65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60" table:formula="of:=[.B19]/ ([.B19]+[.C19])" office:value-type="float" office:value="0.928571428571429" calcext:value-type="float" table:number-columns-spanned="1" table:number-rows-spanned="2">
            <text:p>0,929</text:p>
          </table:table-cell>
          <table:table-cell table:style-name="ce23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0.972222222222222" calcext:value-type="float" table:number-columns-spanned="1" table:number-rows-spanned="2">
            <text:p>0,972</text:p>
          </table:table-cell>
          <table:table-cell table:style-name="ce41" table:formula="of:=1-[.F19]" office:value-type="float" office:value="0.0277777777777779" calcext:value-type="float" table:number-columns-spanned="1" table:number-rows-spanned="2">
            <text:p>0,028</text:p>
          </table:table-cell>
          <table:table-cell table:style-name="ce45"/>
          <table:table-cell table:style-name="ce10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60" table:formula="of:=[.I19]/ ([.I19]+[.J19])" office:value-type="float" office:value="0.923076923076923" calcext:value-type="float" table:number-columns-spanned="1" table:number-rows-spanned="2">
            <text:p>0,923</text:p>
          </table:table-cell>
          <table:table-cell table:style-name="ce61" table:formula="of:=[.I19]/([.I19]+[.I20])" office:value-type="float" office:value="0.923076923076923" calcext:value-type="float" table:number-columns-spanned="1" table:number-rows-spanned="2">
            <text:p>0,923</text:p>
          </table:table-cell>
          <table:table-cell table:style-name="ce77" office:value-type="float" office:value="0.944444444444444" calcext:value-type="float" table:number-columns-spanned="1" table:number-rows-spanned="2">
            <text:p>0,9444</text:p>
          </table:table-cell>
          <table:table-cell table:style-name="ce41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P19]/([.P19]+[.P20])" office:value-type="float" office:value="0" calcext:value-type="float" table:number-columns-spanned="1" table:number-rows-spanned="2">
            <text:p>0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19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3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2" calcext:value-type="float">
            <text:p>22</text:p>
          </table:table-cell>
          <table:covered-table-cell table:style-name="ce66"/>
          <table:covered-table-cell table:style-name="ce24"/>
          <table:covered-table-cell table:style-name="ce37"/>
          <table:covered-table-cell table:style-name="ce40"/>
          <table:table-cell table:style-name="ce46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covered-table-cell table:style-name="ce66"/>
          <table:covered-table-cell table:style-name="ce24"/>
          <table:covered-table-cell table:style-name="ce72"/>
          <table:covered-table-cell table:style-name="ce42"/>
          <table:table-cell/>
          <table:table-cell table:style-name="ce11" office:value-type="float" office:value="13" calcext:value-type="float">
            <text:p>13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/>
          <table:covered-table-cell table:style-name="ce62"/>
          <table:covered-table-cell table:style-name="ce81"/>
          <table:covered-table-cell table:style-name="ce65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2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9" table:formula="of:=[.B21]/ ([.B21]+[.C21])" office:value-type="float" office:value="0.866666666666667" calcext:value-type="float" table:number-columns-spanned="1" table:number-rows-spanned="2">
            <text:p>0,867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70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F21]" office:value-type="float" office:value="0.0555555555555559" calcext:value-type="float" table:number-columns-spanned="1" table:number-rows-spanned="2">
            <text:p>0,056</text:p>
          </table:table-cell>
          <table:table-cell table:style-name="ce45"/>
          <table:table-cell table:style-name="ce12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9" table:formula="of:=[.I21]/ ([.I21]+[.J21])" office:value-type="float" office:value="0.866666666666667" calcext:value-type="float" table:number-columns-spanned="1" table:number-rows-spanned="2">
            <text:p>0,867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0.944444444444444" calcext:value-type="float" table:number-columns-spanned="1" table:number-rows-spanned="2">
            <text:p>0,9444</text:p>
          </table:table-cell>
          <table:table-cell table:style-name="ce41" table:formula="of:=1-[.M21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6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70" table:formula="of:=[.P21]/([.P21]+[.P22])" office:value-type="float" office:value="0.153846153846154" calcext:value-type="float" table:number-columns-spanned="1" table:number-rows-spanned="2">
            <text:p>0,154</text:p>
          </table:table-cell>
          <table:table-cell table:style-name="ce6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41" table:formula="of:=1-[.T21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1" calcext:value-type="float">
            <text:p>21</text:p>
          </table:table-cell>
          <table:covered-table-cell table:style-name="ce66"/>
          <table:covered-table-cell table:style-name="ce24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1" calcext:value-type="float">
            <text:p>21</text:p>
          </table:table-cell>
          <table:covered-table-cell table:style-name="ce66"/>
          <table:covered-table-cell table:style-name="ce24"/>
          <table:covered-table-cell table:style-name="ce72"/>
          <table:covered-table-cell table:style-name="ce42"/>
          <table:table-cell/>
          <table:table-cell table:style-name="ce11" office:value-type="float" office:value="11" calcext:value-type="float">
            <text:p>11</text:p>
          </table:table-cell>
          <table:table-cell table:style-name="ce53" office:value-type="float" office:value="23" calcext:value-type="float">
            <text:p>23</text:p>
          </table:table-cell>
          <table:covered-table-cell table:style-name="ce66"/>
          <table:covered-table-cell table:style-name="ce62"/>
          <table:covered-table-cell table:style-name="ce81"/>
          <table:covered-table-cell table:style-name="ce65"/>
        </table:table-row>
        <table:table-row table:style-name="ro2" table:number-rows-repeated="15">
          <table:table-cell table:number-columns-repeated="21"/>
        </table:table-row>
        <table:table-row table:style-name="ro2">
          <table:table-cell table:number-columns-repeated="4"/>
          <table:table-cell table:style-name="ce29" table:number-columns-spanned="1" table:number-rows-spanned="2"/>
          <table:table-cell table:number-columns-repeated="16"/>
        </table:table-row>
        <table:table-row table:style-name="ro2">
          <table:table-cell table:number-columns-repeated="4"/>
          <table:covered-table-cell/>
          <table:table-cell table:number-columns-repeated="16"/>
        </table:table-row>
      </table:table>
      <table:table table:name="SVLN" table:style-name="ta1">
        <table:table-column table:style-name="co1" table:default-cell-style-name="Default"/>
        <table:table-column table:style-name="co1" table:default-cell-style-name="ce12"/>
        <table:table-column table:style-name="co1" table:default-cell-style-name="ce54"/>
        <table:table-column table:style-name="co1" table:default-cell-style-name="ce66"/>
        <table:table-column table:style-name="co1" table:default-cell-style-name="ce24"/>
        <table:table-column table:style-name="co1" table:default-cell-style-name="Default"/>
        <table:table-column table:style-name="co1" table:default-cell-style-name="ce41"/>
        <table:table-column table:style-name="co11" table:default-cell-style-name="ce45"/>
        <table:table-column table:style-name="co1" table:default-cell-style-name="ce12"/>
        <table:table-column table:style-name="co1" table:default-cell-style-name="ce54"/>
        <table:table-column table:style-name="co1" table:default-cell-style-name="ce66"/>
        <table:table-column table:style-name="co1" table:default-cell-style-name="ce24"/>
        <table:table-column table:style-name="co1" table:default-cell-style-name="ce35"/>
        <table:table-column table:style-name="co1" table:default-cell-style-name="ce42"/>
        <table:table-column table:style-name="co12" table:default-cell-style-name="Default"/>
        <table:table-column table:style-name="co1" table:default-cell-style-name="ce12"/>
        <table:table-column table:style-name="co1" table:default-cell-style-name="ce54"/>
        <table:table-column table:style-name="co1" table:default-cell-style-name="ce66"/>
        <table:table-column table:style-name="co1" table:default-cell-style-name="ce24"/>
        <table:table-column table:style-name="co1" table:default-cell-style-name="ce61"/>
        <table:table-column table:style-name="co1" table:default-cell-style-name="ce41"/>
        <table:table-row table:style-name="ro1">
          <table:table-cell/>
          <table:table-cell table:style-name="ce9" office:value-type="string" calcext:value-type="string" table:number-columns-spanned="6" table:number-rows-spanned="1">
            <text:p>ALEPH</text:p>
          </table:table-cell>
          <table:covered-table-cell table:style-name="ce13"/>
          <table:covered-table-cell table:style-name="ce17"/>
          <table:covered-table-cell table:number-columns-repeated="3" table:style-name="ce22"/>
          <table:table-cell table:style-name="ce22"/>
          <table:table-cell table:style-name="ce49" office:value-type="string" calcext:value-type="string" table:number-columns-spanned="6" table:number-rows-spanned="1">
            <text:p>PROGO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  <table:table-cell/>
          <table:table-cell table:style-name="ce52" office:value-type="string" calcext:value-type="string" table:number-columns-spanned="6" table:number-rows-spanned="1">
            <text:p>FOI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</table:table-row>
        <table:table-row table:style-name="ro2">
          <table:table-cell table:style-name="ce1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3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3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M3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82" table:formula="of:=[.P3]/ ([.P3]+[.Q3])" office:value-type="float" office:value="0.777777777777778" calcext:value-type="float" table:number-columns-spanned="1" table:number-rows-spanned="2">
            <text:p>0,78</text:p>
          </table:table-cell>
          <table:table-cell table:style-name="ce29" table:formula="of:=[.P3]/([.P3]+[.P4])" office:value-type="float" office:value="1" calcext:value-type="float" table:number-columns-spanned="1" table:number-rows-spanned="2">
            <text:p>1</text:p>
          </table:table-cell>
          <table:table-cell table:formula="of:=([.P3]+[.Q4])/SUM([.P3:.Q4])" office:value-type="float" office:value="0.942857142857143" calcext:value-type="float" table:number-columns-spanned="1" table:number-rows-spanned="2">
            <text:p>0,943</text:p>
          </table:table-cell>
          <table:table-cell table:formula="of:=1-[.T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/>
          <table:covered-table-cell table:style-name="ce30"/>
          <table:covered-table-cell table:style-name="ce38" table:formula="of:=1-[.F4]" office:value-type="float" office:value="1" calcext:value-type="float">
            <text:p>1</text:p>
          </table:covered-table-cell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41" table:formula="of:=1-[.M4]" office:value-type="float" office:value="1" calcext:value-type="float">
            <text:p>1,000</text:p>
          </table:covered-table-cell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6" calcext:value-type="float">
            <text:p>26</text:p>
          </table:table-cell>
          <table:covered-table-cell table:formula="of:=[.P4]/ ([.P4]+[.Q4])" office:value-type="float" office:value="0" calcext:value-type="float">
            <text:p>0</text:p>
          </table:covered-table-cell>
          <table:covered-table-cell/>
          <table:covered-table-cell table:style-name="ce29" table:formula="of:=([.P4]+[.Q5])/SUM([.P4:.Q5])" office:value-type="float" office:value="0.03125" calcext:value-type="float">
            <text:p>0</text:p>
          </table:covered-table-cell>
          <table:covered-table-cell table:formula="of:=1-[.T4]" office:value-type="float" office:value="0.96875" calcext:value-type="float">
            <text:p>0,969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63" table:formula="of:=[.B5]/([.B5]+[.B6])" office:value-type="float" office:value="0.857142857142857" calcext:value-type="float" table:number-columns-spanned="1" table:number-rows-spanned="2">
            <text:p>0,857</text:p>
          </table:table-cell>
          <table:table-cell table:style-name="ce79" office:value-type="float" office:value="0.971428571428571" calcext:value-type="float" table:number-columns-spanned="1" table:number-rows-spanned="2">
            <text:p>0,9714</text:p>
          </table:table-cell>
          <table:table-cell table:style-name="ce38" table:formula="of:=1-[.F5]" office:value-type="float" office:value="0.0285714285714289" calcext:value-type="float" table:number-columns-spanned="1" table:number-rows-spanned="2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63" table:formula="of:=[.I5]/([.I5]+[.I6])" office:value-type="float" office:value="0.571428571428571" calcext:value-type="float" table:number-columns-spanned="1" table:number-rows-spanned="2">
            <text:p>0,571</text:p>
          </table:table-cell>
          <table:table-cell table:style-name="ce70" office:value-type="float" office:value="0.914285714285714" calcext:value-type="float" table:number-columns-spanned="1" table:number-rows-spanned="2">
            <text:p>0,914</text:p>
          </table:table-cell>
          <table:table-cell table:style-name="ce38" table:formula="of:=1-[.M5]" office:value-type="float" office:value="0.085714285714286" calcext:value-type="float" table:number-columns-spanned="1" table:number-rows-spanned="2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0" table:formula="of:=[.P5]/ ([.P5]+[.Q5])" office:value-type="float" office:value="0.833333333333333" calcext:value-type="float" table:number-columns-spanned="1" table:number-rows-spanned="2">
            <text:p>0,83</text:p>
          </table:table-cell>
          <table:table-cell table:style-name="ce63" table:formula="of:=[.P5]/([.P5]+[.P6])" office:value-type="float" office:value="0.714285714285714" calcext:value-type="float" table:number-columns-spanned="1" table:number-rows-spanned="2">
            <text:p>0,714</text:p>
          </table:table-cell>
          <table:table-cell table:formula="of:=([.P5]+[.Q6])/SUM([.P5:.Q6])" office:value-type="float" office:value="0.914285714285714" calcext:value-type="float" table:number-columns-spanned="1" table:number-rows-spanned="2">
            <text:p>0,914</text:p>
          </table:table-cell>
          <table:table-cell table:formula="of:=1-[.T5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 table:style-name="ce30"/>
          <table:covered-table-cell table:style-name="ce38"/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/>
          <table:covered-table-cell table:style-name="ce41"/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covered-table-cell table:style-name="ce67"/>
          <table:covered-table-cell table:style-name="ce26"/>
          <table:covered-table-cell table:style-name="ce29" table:formula="of:=([.P6]+[.Q7])/SUM([.P6:.Q7])" office:value-type="float" office:value="0.0882352941176471" calcext:value-type="float">
            <text:p>0</text:p>
          </table:covered-table-cell>
          <table:covered-table-cell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3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23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M7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82" table:formula="of:=[.P7]/ ([.P7]+[.Q7])" office:value-type="float" office:value="0.8" calcext:value-type="float" table:number-columns-spanned="1" table:number-rows-spanned="2">
            <text:p>0,80</text:p>
          </table:table-cell>
          <table:table-cell table:style-name="ce61" table:formula="of:=[.P7]/([.P7]+[.P8])" office:value-type="float" office:value="0.571428571428571" calcext:value-type="float" table:number-columns-spanned="1" table:number-rows-spanned="2">
            <text:p>0,571</text:p>
          </table:table-cell>
          <table:table-cell table:formula="of:=([.P7]+[.Q8])/SUM([.P7:.Q8])" office:value-type="float" office:value="0.885714285714286" calcext:value-type="float" table:number-columns-spanned="1" table:number-rows-spanned="2">
            <text:p>0,886</text:p>
          </table:table-cell>
          <table:table-cell table:formula="of:=1-[.T7]" office:value-type="float" office:value="0.114285714285714" calcext:value-type="float" table:number-columns-spanned="1" table:number-rows-spanned="2">
            <text:p>0,114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2"/>
          <table:covered-table-cell table:style-name="ce30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4"/>
          <table:table-cell/>
          <table:table-cell table:style-name="ce11" office:value-type="float" office:value="3" calcext:value-type="float">
            <text:p>3</text:p>
          </table:table-cell>
          <table:table-cell table:style-name="ce53" office:value-type="float" office:value="27" calcext:value-type="float">
            <text:p>27</text:p>
          </table:table-cell>
          <table:covered-table-cell table:number-columns-repeated="2"/>
          <table:covered-table-cell table:style-name="ce29" table:formula="of:=([.P8]+[.Q9])/SUM([.P8:.Q9])" office:value-type="float" office:value="0.0882352941176471" calcext:value-type="float">
            <text:p>0</text:p>
          </table:covered-table-cell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7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1</text:p>
          </table:table-cell>
          <table:table-cell table:style-name="ce38" table:formula="of:=1-[.F9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7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32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M9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63" table:formula="of:=[.P9]/([.P9]+[.P10])" office:value-type="float" office:value="0.571428571428571" calcext:value-type="float" table:number-columns-spanned="1" table:number-rows-spanned="2">
            <text:p>0,571</text:p>
          </table:table-cell>
          <table:table-cell table:formula="of:=([.P9]+[.Q10])/SUM([.P9:.Q10])" office:value-type="float" office:value="0.914285714285714" calcext:value-type="float" table:number-columns-spanned="1" table:number-rows-spanned="2">
            <text:p>0,914</text:p>
          </table:table-cell>
          <table:table-cell table:formula="of:=1-[.T9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 table:style-name="ce29" table:formula="of:=([.P10]+[.Q11])/SUM([.P10:.Q11])" office:value-type="float" office:value="0.105263157894737" calcext:value-type="float">
            <text:p>0</text:p>
          </table:covered-table-cell>
          <table:covered-table-cell table:style-name="ce65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7" table:formula="of:=[.B11]/([.B11]+[.B12])" office:value-type="float" office:value="0.857142857142857" calcext:value-type="float" table:number-columns-spanned="1" table:number-rows-spanned="2">
            <text:p>0,86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7"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9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M11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82" table:formula="of:=[.P11]/ ([.P11]+[.Q11])" office:value-type="float" office:value="0.857142857142857" calcext:value-type="float" table:number-columns-spanned="1" table:number-rows-spanned="2">
            <text:p>0,86</text:p>
          </table:table-cell>
          <table:table-cell table:style-name="ce61" table:formula="of:=[.P11]/([.P11]+[.P12])" office:value-type="float" office:value="0.857142857142857" calcext:value-type="float" table:number-columns-spanned="1" table:number-rows-spanned="2">
            <text:p>0,857</text:p>
          </table:table-cell>
          <table:table-cell table:formula="of:=([.P11]+[.Q12])/SUM([.P11:.Q12])" office:value-type="float" office:value="0.942857142857143" calcext:value-type="float" table:number-columns-spanned="1" table:number-rows-spanned="2">
            <text:p>0,943</text:p>
          </table:table-cell>
          <table:table-cell table:formula="of:=1-[.T11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2"/>
          <table:covered-table-cell table:style-name="ce35"/>
          <table:covered-table-cell table:style-name="ce42"/>
          <table:table-cell table:style-name="ce48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7" calcext:value-type="float">
            <text:p>27</text:p>
          </table:table-cell>
          <table:covered-table-cell table:number-columns-repeated="2"/>
          <table:covered-table-cell table:style-name="ce29" table:formula="of:=([.P12]+[.Q13])/SUM([.P12:.Q13])" office:value-type="float" office:value="0.0294117647058823" calcext:value-type="float">
            <text:p>0</text:p>
          </table:covered-table-cell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63" table:formula="of:=[.B13]/([.B13]+[.B14])" office:value-type="float" office:value="0.857142857142857" calcext:value-type="float" table:number-columns-spanned="1" table:number-rows-spanned="2">
            <text:p>0,857</text:p>
          </table:table-cell>
          <table:table-cell table:style-name="ce70" office:value-type="float" office:value="0.971428571428571" calcext:value-type="float" table:number-columns-spanned="1" table:number-rows-spanned="2">
            <text:p>0,971</text:p>
          </table:table-cell>
          <table:table-cell table:formula="of:=1-[.F13]" office:value-type="float" office:value="0.0285714285714289" calcext:value-type="float" table:number-columns-spanned="1" table:number-rows-spanned="2">
            <text:p>0,0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63" table:formula="of:=[.I13]/([.I13]+[.I14])" office:value-type="float" office:value="0.857142857142857" calcext:value-type="float" table:number-columns-spanned="1" table:number-rows-spanned="2">
            <text:p>0,857</text:p>
          </table:table-cell>
          <table:table-cell table:style-name="ce70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M13]" office:value-type="float" office:value="0.0285714285714289" calcext:value-type="float" table:number-columns-spanned="1" table:number-rows-spanned="2">
            <text:p>0,0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63" table:formula="of:=[.P13]/([.P13]+[.P14])" office:value-type="float" office:value="0.857142857142857" calcext:value-type="float" table:number-columns-spanned="1" table:number-rows-spanned="2">
            <text:p>0,857</text:p>
          </table:table-cell>
          <table:table-cell table:formula="of:=([.P13]+[.Q14])/SUM([.P13:.Q14])" office:value-type="float" office:value="0.971428571428571" calcext:value-type="float" table:number-columns-spanned="1" table:number-rows-spanned="2">
            <text:p>0,971</text:p>
          </table:table-cell>
          <table:table-cell table:formula="of:=1-[.T1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 table:style-name="ce36"/>
          <table:covered-table-cell table:style-name="ce40"/>
          <table:table-cell table:style-name="ce4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 table:style-name="ce71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 table:formula="of:=([.P14]+[.Q15])/SUM([.P14:.Q15])" office:value-type="float" office:value="0.0789473684210526" calcext:value-type="float">
            <text:p>0,079</text:p>
          </table:covered-table-cell>
          <table:covered-table-cell table:style-name="ce65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68" table:formula="of:=[.B15]/ ([.B15]+[.C15])" office:value-type="float" office:value="0.875" calcext:value-type="float" table:number-columns-spanned="1" table:number-rows-spanned="2">
            <text:p>0,875</text:p>
          </table:table-cell>
          <table:table-cell table:style-name="ce23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0.971428571428571" calcext:value-type="float" table:number-columns-spanned="1" table:number-rows-spanned="2">
            <text:p>0,971</text:p>
          </table:table-cell>
          <table:table-cell table:formula="of:=1-[.F15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61" table:formula="of:=[.I15]/([.I15]+[.I16])" office:value-type="float" office:value="0.857142857142857" calcext:value-type="float" table:number-columns-spanned="1" table:number-rows-spanned="2">
            <text:p>0,857</text:p>
          </table:table-cell>
          <table:table-cell table:style-name="ce63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M15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82" table:formula="of:=[.P15]/ ([.P15]+[.Q15])" office:value-type="float" office:value="0.777777777777778" calcext:value-type="float" table:number-columns-spanned="1" table:number-rows-spanned="2">
            <text:p>0,78</text:p>
          </table:table-cell>
          <table:table-cell table:style-name="ce29" table:formula="of:=[.P15]/([.P15]+[.P16])" office:value-type="float" office:value="1" calcext:value-type="float" table:number-columns-spanned="1" table:number-rows-spanned="2">
            <text:p>1</text:p>
          </table:table-cell>
          <table:table-cell table:formula="of:=([.P15]+[.Q16])/SUM([.P15:.Q16])" office:value-type="float" office:value="0.942857142857143" calcext:value-type="float" table:number-columns-spanned="1" table:number-rows-spanned="2">
            <text:p>0,943</text:p>
          </table:table-cell>
          <table:table-cell table:formula="of:=1-[.T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7" calcext:value-type="float">
            <text:p>27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2"/>
          <table:covered-table-cell table:style-name="ce72"/>
          <table:covered-table-cell/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29" table:formula="of:=([.P16]+[.Q17])/SUM([.P16:.Q17])" office:value-type="float" office:value="0.0303030303030303" calcext:value-type="float">
            <text:p>0</text:p>
          </table:covered-table-cell>
          <table:covered-table-cell table:style-name="ce65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8" table:formula="of:=[.B17]/ ([.B17]+[.C17])" office:value-type="float" office:value="0.833333333333333" calcext:value-type="float" table:number-columns-spanned="1" table:number-rows-spanned="2">
            <text:p>0,833</text:p>
          </table:table-cell>
          <table:table-cell table:style-name="ce63" table:formula="of:=[.B17]/([.B17]+[.B18])" office:value-type="float" office:value="0.714285714285714" calcext:value-type="float" table:number-columns-spanned="1" table:number-rows-spanned="2">
            <text:p>0,714</text:p>
          </table:table-cell>
          <table:table-cell table:style-name="ce41" office:value-type="float" office:value="0.916666666666667" calcext:value-type="float" table:number-columns-spanned="1" table:number-rows-spanned="2">
            <text:p>0,917</text:p>
          </table:table-cell>
          <table:table-cell table:formula="of:=1-[.F17]" office:value-type="float" office:value="0.0833333333333329" calcext:value-type="float" table:number-columns-spanned="1" table:number-rows-spanned="2">
            <text:p>0,083</text:p>
          </table:table-cell>
          <table:table-cell table:style-name="ce2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8" table:formula="of:=[.I17]/ ([.I17]+[.J17])" office:value-type="float" office:value="0.857142857142857" calcext:value-type="float" table:number-columns-spanned="1" table:number-rows-spanned="2">
            <text:p>0,857</text:p>
          </table:table-cell>
          <table:table-cell table:style-name="ce63" table:formula="of:=[.I17]/([.I17]+[.I18])" office:value-type="float" office:value="0.857142857142857" calcext:value-type="float" table:number-columns-spanned="1" table:number-rows-spanned="2">
            <text:p>0,857</text:p>
          </table:table-cell>
          <table:table-cell table:style-name="ce41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M17]" office:value-type="float" office:value="0.0555555555555559" calcext:value-type="float" table:number-columns-spanned="1" table:number-rows-spanned="2">
            <text:p>0,0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0" table:formula="of:=[.P17]/ ([.P17]+[.Q17])" office:value-type="float" office:value="0.857142857142857" calcext:value-type="float" table:number-columns-spanned="1" table:number-rows-spanned="2">
            <text:p>0,86</text:p>
          </table:table-cell>
          <table:table-cell table:style-name="ce63" table:formula="of:=[.P17]/([.P17]+[.P18])" office:value-type="float" office:value="0.857142857142857" calcext:value-type="float" table:number-columns-spanned="1" table:number-rows-spanned="2">
            <text:p>0,857</text:p>
          </table:table-cell>
          <table:table-cell table:formula="of:=([.P17]+[.Q18])/SUM([.P17:.Q18])" office:value-type="float" office:value="0.944444444444444" calcext:value-type="float" table:number-columns-spanned="1" table:number-rows-spanned="2">
            <text:p>0,944</text:p>
          </table:table-cell>
          <table:table-cell table:formula="of:=1-[.T17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6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64"/>
          <table:covered-table-cell table:style-name="ce36"/>
          <table:covered-table-cell table:style-name="ce42"/>
          <table:table-cell table:style-name="ce48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64"/>
          <table:covered-table-cell table:style-name="ce71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7"/>
          <table:covered-table-cell table:style-name="ce26"/>
          <table:covered-table-cell table:style-name="ce29" table:formula="of:=([.P18]+[.Q19])/SUM([.P18:.Q19])" office:value-type="float" office:value="0.0294117647058823" calcext:value-type="float">
            <text:p>0</text:p>
          </table:covered-table-cell>
          <table:covered-table-cell table:style-name="ce65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61" table:formula="of:=[.B19]/([.B19]+[.B20])" office:value-type="float" office:value="0.857142857142857" calcext:value-type="float" table:number-columns-spanned="1" table:number-rows-spanned="2">
            <text:p>0,857</text:p>
          </table:table-cell>
          <table:table-cell table:style-name="ce61" office:value-type="float" office:value="0.972222222222222" calcext:value-type="float" table:number-columns-spanned="1" table:number-rows-spanned="2">
            <text:p>0,972</text:p>
          </table:table-cell>
          <table:table-cell table:formula="of:=1-[.F19]" office:value-type="float" office:value="0.0277777777777779" calcext:value-type="float" table:number-columns-spanned="1" table:number-rows-spanned="2">
            <text:p>0,028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61" table:formula="of:=[.I19]/([.I19]+[.I20])" office:value-type="float" office:value="0.714285714285714" calcext:value-type="float" table:number-columns-spanned="1" table:number-rows-spanned="2">
            <text:p>0,714</text:p>
          </table:table-cell>
          <table:table-cell table:style-name="ce61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68" table:formula="of:=[.P19]/ ([.P19]+[.Q19])" office:value-type="float" office:value="1" calcext:value-type="float" table:number-columns-spanned="1" table:number-rows-spanned="2">
            <text:p>1</text:p>
          </table:table-cell>
          <table:table-cell table:style-name="ce61" table:formula="of:=[.P19]/([.P19]+[.P20])" office:value-type="float" office:value="0.714285714285714" calcext:value-type="float" table:number-columns-spanned="1" table:number-rows-spanned="2">
            <text:p>0,714</text:p>
          </table:table-cell>
          <table:table-cell table:formula="of:=([.P19]+[.Q20])/SUM([.P19:.Q20])" office:value-type="float" office:value="0.944444444444444" calcext:value-type="float" table:number-columns-spanned="1" table:number-rows-spanned="2">
            <text:p>0,944</text:p>
          </table:table-cell>
          <table:table-cell table:formula="of:=1-[.T19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3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9" calcext:value-type="float">
            <text:p>29</text:p>
          </table:table-cell>
          <table:covered-table-cell/>
          <table:covered-table-cell table:style-name="ce62"/>
          <table:covered-table-cell table:style-name="ce37"/>
          <table:covered-table-cell table:style-name="ce40"/>
          <table:table-cell table:style-name="ce46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9" calcext:value-type="float">
            <text:p>29</text:p>
          </table:table-cell>
          <table:covered-table-cell/>
          <table:covered-table-cell table:style-name="ce62"/>
          <table:covered-table-cell table:style-name="ce72"/>
          <table:covered-table-cell/>
          <table:table-cell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9" calcext:value-type="float">
            <text:p>29</text:p>
          </table:table-cell>
          <table:covered-table-cell table:number-columns-repeated="2"/>
          <table:covered-table-cell table:formula="of:=([.P20]+[.Q21])/SUM([.P20:.Q21])" office:value-type="float" office:value="0.0540540540540541" calcext:value-type="float">
            <text:p>0,054</text:p>
          </table:covered-table-cell>
          <table:covered-table-cell table:style-name="ce65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]/ ([.B21]+[.C21])" office:value-type="float" office:value="0.875" calcext:value-type="float" table:number-columns-spanned="1" table:number-rows-spanned="2">
            <text:p>0,875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70" office:value-type="float" office:value="0.972222222222222" calcext:value-type="float" table:number-columns-spanned="1" table:number-rows-spanned="2">
            <text:p>0,972</text:p>
          </table:table-cell>
          <table:table-cell table:formula="of:=1-[.F21]" office:value-type="float" office:value="0.0277777777777779" calcext:value-type="float" table:number-columns-spanned="1" table:number-rows-spanned="2">
            <text:p>0,0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9" table:formula="of:=[.P21]/ ([.P21]+[.Q21])" office:value-type="float" office:value="1" calcext:value-type="float" table:number-columns-spanned="1" table:number-rows-spanned="2">
            <text:p>1,000</text:p>
          </table:table-cell>
          <table:table-cell table:style-name="ce70" table:formula="of:=[.P21]/([.P21]+[.P22])" office:value-type="float" office:value="0.857142857142857" calcext:value-type="float" table:number-columns-spanned="1" table:number-rows-spanned="2">
            <text:p>0,857</text:p>
          </table:table-cell>
          <table:table-cell table:formula="of:=([.P21]+[.Q22])/SUM([.P21:.Q22])" office:value-type="float" office:value="0.972222222222222" calcext:value-type="float" table:number-columns-spanned="1" table:number-rows-spanned="2">
            <text:p>0,972</text:p>
          </table:table-cell>
          <table:table-cell table:formula="of:=1-[.T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covered-table-cell table:number-columns-repeated="2"/>
          <table:covered-table-cell table:style-name="ce72"/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9" calcext:value-type="float">
            <text:p>29</text:p>
          </table:table-cell>
          <table:covered-table-cell table:number-columns-repeated="2"/>
          <table:covered-table-cell table:style-name="ce29" table:formula="of:=([.P22]+[.Q23])/SUM([.P22:.Q23])" office:value-type="float" office:value="0.0333333333333333" calcext:value-type="float">
            <text:p>0</text:p>
          </table:covered-table-cell>
          <table:covered-table-cell table:style-name="ce6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 office:value-type="string" calcext:value-type="string">
            <text:p>+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 office:value-type="string" calcext:value-type="string">
            <text:p>-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9:20:44.1938241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18T09:40:30.222692085</dc:date>
    <dc:creator>Simo </dc:creator>
    <meta:editing-duration>PT49M14S</meta:editing-duration>
    <meta:editing-cycles>16</meta:editing-cycles>
    <meta:generator>LibreOffice/4.2.4.2$Linux_X86_64 LibreOffice_project/420m0$Build-2</meta:generator>
    <meta:document-statistic meta:table-count="4" meta:cell-count="1114" meta:object-count="0"/>
  </office:meta>
</office:document-meta>
</file>